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Gui.createVari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Gui.modifyTestElement( TestElement pl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Gui.createComme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Gui.Repor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